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8" table:default-cell-style-name="Default"/>
        <table:table-row table:style-name="ro1">
          <table:table-cell office:value-type="string">
            <text:p>5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/>
          <table:table-cell office:value-type="string">
            <text:p>Zeit Zufälliger Alg</text:p>
          </table:table-cell>
          <table:table-cell table:number-columns-repeated="2"/>
          <table:table-cell>
            <draw:frame table:end-cell-address="Sheet1.M16" table:end-x="0.7516in" table:end-y="0.0831in" draw:z-index="0" draw:style-name="gr1" svg:width="4in" svg:height="2.75in" svg:x="0.3075in" svg:y="0in">
              <draw:object draw:notify-on-update-of-ranges="Sheet1.B2:Sheet1.B18 Sheet1.A1:Sheet1.A1 Sheet1.C2:Sheet1.C9 Sheet1.A10:Sheet1.A10 Sheet1.C11:Sheet1.C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office:value-type="string">
            <text:p>500 Schritte</text:p>
          </table:table-cell>
          <table:table-cell office:value-type="string">
            <text:p>Anzahl Felder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38.926">
            <text:p>38.93</text:p>
          </table:table-cell>
          <table:table-cell table:formula="of:=([.C2]-[.F$2])/[.B2]" office:value-type="float" office:value="0.253975">
            <text:p>0.25</text:p>
          </table:table-cell>
          <table:table-cell office:value-type="float" office:value="1.6682">
            <text:p>1.67</text:p>
          </table:table-cell>
          <table:table-cell table:number-columns-repeated="9"/>
          <table:table-cell office:value-type="float" office:value="64">
            <text:p>64</text:p>
          </table:table-cell>
          <table:table-cell office:value-type="float" office:value="15.2">
            <text:p>15.2</text:p>
          </table:table-cell>
          <table:table-cell office:value-type="float" office:value="84.72">
            <text:p>84.7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float" office:value="38.578">
            <text:p>38.58</text:p>
          </table:table-cell>
          <table:table-cell table:formula="of:=([.C3]-[.F$2])/[.B3]" office:value-type="float" office:value="0.1769875">
            <text:p>0.18</text:p>
          </table:table-cell>
          <table:table-cell table:number-columns-repeated="10"/>
          <table:table-cell office:value-type="float" office:value="144">
            <text:p>144</text:p>
          </table:table-cell>
          <table:table-cell office:value-type="float" office:value="15.9">
            <text:p>15.9</text:p>
          </table:table-cell>
          <table:table-cell office:value-type="float" office:value="52.19">
            <text:p>52.1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5">
            <text:p>6.5</text:p>
          </table:table-cell>
          <table:table-cell office:value-type="float" office:value="39.472">
            <text:p>39.47</text:p>
          </table:table-cell>
          <table:table-cell table:formula="of:=([.C4]-[.F$2])/[.B4]" office:value-type="float" office:value="0.15099375">
            <text:p>0.15</text:p>
          </table:table-cell>
          <table:table-cell table:number-columns-repeated="10"/>
          <table:table-cell office:value-type="float" office:value="256">
            <text:p>256</text:p>
          </table:table-cell>
          <table:table-cell office:value-type="float" office:value="16.1">
            <text:p>16.1</text:p>
          </table:table-cell>
          <table:table-cell office:value-type="float" office:value="33.44">
            <text:p>33.4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9.324">
            <text:p>39.32</text:p>
          </table:table-cell>
          <table:table-cell table:formula="of:=([.C5]-[.F$2])/[.B5]" office:value-type="float" office:value="0.145809375">
            <text:p>0.15</text:p>
          </table:table-cell>
          <table:table-cell table:number-columns-repeated="10"/>
          <table:table-cell office:value-type="float" office:value="400">
            <text:p>400</text:p>
          </table:table-cell>
          <table:table-cell office:value-type="float" office:value="16.3">
            <text:p>16.3</text:p>
          </table:table-cell>
          <table:table-cell office:value-type="float" office:value="22.37">
            <text:p>22.37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9.204">
            <text:p>39.2</text:p>
          </table:table-cell>
          <table:table-cell table:formula="of:=([.C6]-[.F$2])/[.B6]" office:value-type="float" office:value="0.1119671875">
            <text:p>0.11</text:p>
          </table:table-cell>
          <table:table-cell table:number-columns-repeated="10"/>
          <table:table-cell table:formula="of:=24*24" office:value-type="float" office:value="576">
            <text:p>576</text:p>
          </table:table-cell>
          <table:table-cell office:value-type="float" office:value="16.8">
            <text:p>16.8</text:p>
          </table:table-cell>
          <table:table-cell office:value-type="float" office:value="16.08">
            <text:p>16.08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9.164">
            <text:p>39.16</text:p>
          </table:table-cell>
          <table:table-cell table:formula="of:=([.C7]-[.F$2])/[.B7]" office:value-type="float" office:value="0.11848359375">
            <text:p>0.12</text:p>
          </table:table-cell>
          <table:table-cell table:number-columns-repeated="10"/>
          <table:table-cell table:formula="of:=28*28" office:value-type="float" office:value="784">
            <text:p>784</text:p>
          </table:table-cell>
          <table:table-cell office:value-type="float" office:value="17.7">
            <text:p>17.7</text:p>
          </table:table-cell>
          <table:table-cell office:value-type="float" office:value="11.86">
            <text:p>11.86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40.062">
            <text:p>40.06</text:p>
          </table:table-cell>
          <table:table-cell table:formula="of:=([.C8]-[.F$2])/[.B8]" office:value-type="float" office:value="0.113929296875">
            <text:p>0.11</text:p>
          </table:table-cell>
          <table:table-cell table:number-columns-repeated="10"/>
          <table:table-cell table:formula="of:=32*32" office:value-type="float" office:value="1024">
            <text:p>1024</text:p>
          </table:table-cell>
          <table:table-cell office:value-type="float" office:value="18.6">
            <text:p>18.6</text:p>
          </table:table-cell>
          <table:table-cell office:value-type="float" office:value="9.43">
            <text:p>9.43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0">
            <text:p>120</text:p>
          </table:table-cell>
          <table:table-cell office:value-type="float" office:value="39.077">
            <text:p>39.08</text:p>
          </table:table-cell>
          <table:table-cell table:formula="of:=([.C9]-[.F$2])/[.B9]" office:value-type="float" office:value="0.1155583984375">
            <text:p>0.12</text:p>
          </table:table-cell>
          <table:table-cell table:number-columns-repeated="10"/>
          <table:table-cell table:formula="of:=48*48" office:value-type="float" office:value="2304">
            <text:p>2304</text:p>
          </table:table-cell>
          <table:table-cell office:value-type="float" office:value="25.99">
            <text:p>25.99</text:p>
          </table:table-cell>
          <table:table-cell office:value-type="float" office:value="4.19">
            <text:p>4.19</text:p>
          </table:table-cell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1"/>
          <table:table-cell table:formula="of:=64*64" office:value-type="float" office:value="4096">
            <text:p>4096</text:p>
          </table:table-cell>
          <table:table-cell office:value-type="float" office:value="39.2">
            <text:p>39.2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.9587">
            <text:p>13.96</text:p>
          </table:table-cell>
          <table:table-cell office:value-type="float" office:value="39.033">
            <text:p>39.03</text:p>
          </table:table-cell>
          <table:table-cell table:formula="of:=([.C11]-[.F$11])/[.B11]" office:value-type="float" office:value="0.9329">
            <text:p>0.93</text:p>
          </table:table-cell>
          <table:table-cell office:value-type="float" office:value="6.4955">
            <text:p>6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4.6273">
            <text:p>14.63</text:p>
          </table:table-cell>
          <table:table-cell office:value-type="float" office:value="37.478">
            <text:p>37.48</text:p>
          </table:table-cell>
          <table:table-cell table:formula="of:=([.C12]-[.F$11])/[.B12]" office:value-type="float" office:value="0.5082375">
            <text:p>0.51</text:p>
          </table:table-cell>
          <table:table-cell>
            <draw:frame table:end-cell-address="Sheet1.J28" table:end-x="0.6043in" table:end-y="0.0906in" draw:z-index="11" draw:style-name="gr1" svg:width="4in" svg:height="2.7598in" svg:x="0.1606in" svg:y="0.1756in">
              <draw:object draw:notify-on-update-of-ranges="Sheet1.A1:Sheet1.A1 Sheet1.B2:Sheet1.E9 Sheet1.A1:Sheet1.A1 Sheet1.E2:Sheet1.E9 Sheet1.A10:Sheet1.A10 Sheet1.E11:Sheet1.E18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7.518">
            <text:p>17.52</text:p>
          </table:table-cell>
          <table:table-cell office:value-type="float" office:value="38.905">
            <text:p>38.91</text:p>
          </table:table-cell>
          <table:table-cell table:formula="of:=([.C13]-[.F$11])/[.B13]" office:value-type="float" office:value="0.344453125">
            <text:p>0.3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6.2995">
            <text:p>26.3</text:p>
          </table:table-cell>
          <table:table-cell office:value-type="float" office:value="39.828">
            <text:p>39.83</text:p>
          </table:table-cell>
          <table:table-cell table:formula="of:=([.C14]-[.F$11])/[.B14]" office:value-type="float" office:value="0.3094375">
            <text:p>0.31</text:p>
          </table:table-cell>
          <table:table-cell table:number-columns-repeated="9"/>
          <table:table-cell>
            <draw:frame table:end-cell-address="Sheet1.U29" table:end-x="0.4232in" table:end-y="0.1248in" draw:z-index="8" draw:style-name="gr1" svg:width="5in" svg:height="2.75in" svg:x="0.7575in" svg:y="0.0417in">
              <draw:object draw:notify-on-update-of-ranges="Sheet1.O1:Sheet1.O1 Sheet1.Q2:Sheet1.Q10 Sheet1.P2:Sheet1.P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44.4248">
            <text:p>44.42</text:p>
          </table:table-cell>
          <table:table-cell office:value-type="float" office:value="39.558">
            <text:p>39.56</text:p>
          </table:table-cell>
          <table:table-cell table:formula="of:=([.C15]-[.F$11])/[.B15]" office:value-type="float" office:value="0.29632265625">
            <text:p>0.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81.5053">
            <text:p>81.51</text:p>
          </table:table-cell>
          <table:table-cell office:value-type="float" office:value="39.239">
            <text:p>39.24</text:p>
          </table:table-cell>
          <table:table-cell table:formula="of:=([.C16]-[.F$11])/[.B16]" office:value-type="float" office:value="0.29300703125">
            <text:p>0.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56.1189">
            <text:p>156.12</text:p>
          </table:table-cell>
          <table:table-cell office:value-type="float" office:value="39.169">
            <text:p>39.17</text:p>
          </table:table-cell>
          <table:table-cell table:formula="of:=([.C17]-[.F$11])/[.B17]" office:value-type="float" office:value="0.292233203125">
            <text:p>0.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316.6631">
            <text:p>316.66</text:p>
          </table:table-cell>
          <table:table-cell office:value-type="float" office:value="38.96149">
            <text:p>38.96</text:p>
          </table:table-cell>
          <table:table-cell table:formula="of:=([.C18]-[.F$11])/[.B18]" office:value-type="float" office:value="0.302898046875">
            <text:p>0.3</text:p>
          </table:table-cell>
          <table:table-cell table:number-columns-repeated="4"/>
          <table:table-cell>
            <draw:frame table:end-cell-address="Sheet1.O34" table:end-x="0.2461in" table:end-y="0.0307in" draw:z-index="1" draw:style-name="gr1" svg:width="4in" svg:height="2.75in" svg:x="0.6909in" svg:y="0.1256in">
              <draw:object draw:notify-on-update-of-ranges="Sheet1.B2:Sheet1.B18 Sheet1.A1:Sheet1.A1 Sheet1.D2:Sheet1.D9 Sheet1.A10:Sheet1.A10 Sheet1.D11:Sheet1.D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5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7695">
            <text:p>1.77</text:p>
          </table:table-cell>
          <table:table-cell office:value-type="float" office:value="38.926">
            <text:p>38.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695">
            <text:p>1.77</text:p>
          </table:table-cell>
          <table:table-cell office:value-type="float" office:value="38.578">
            <text:p>38.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7695">
            <text:p>1.77</text:p>
          </table:table-cell>
          <table:table-cell office:value-type="float" office:value="39.472">
            <text:p>39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.7695">
            <text:p>1.77</text:p>
          </table:table-cell>
          <table:table-cell office:value-type="float" office:value="39.324">
            <text:p>39.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.7695">
            <text:p>1.77</text:p>
          </table:table-cell>
          <table:table-cell office:value-type="float" office:value="39.204">
            <text:p>39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7695">
            <text:p>1.77</text:p>
          </table:table-cell>
          <table:table-cell office:value-type="float" office:value="39.164">
            <text:p>39.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.7695">
            <text:p>1.77</text:p>
          </table:table-cell>
          <table:table-cell office:value-type="float" office:value="40.062">
            <text:p>40.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.7695">
            <text:p>1.77</text:p>
          </table:table-cell>
          <table:table-cell office:value-type="float" office:value="39.077">
            <text:p>39.08</text:p>
          </table:table-cell>
          <table:table-cell table:number-columns-repeated="14"/>
        </table:table-row>
        <table:table-row table:style-name="ro1">
          <table:table-cell office:value-type="string">
            <text:p>20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6515">
            <text:p>6.65</text:p>
          </table:table-cell>
          <table:table-cell office:value-type="float" office:value="39.033">
            <text:p>39.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.6515">
            <text:p>6.65</text:p>
          </table:table-cell>
          <table:table-cell office:value-type="float" office:value="37.478">
            <text:p>37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6515">
            <text:p>6.65</text:p>
          </table:table-cell>
          <table:table-cell office:value-type="float" office:value="38.905">
            <text:p>38.9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.6515">
            <text:p>6.65</text:p>
          </table:table-cell>
          <table:table-cell office:value-type="float" office:value="39.828">
            <text:p>39.8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.6515">
            <text:p>6.65</text:p>
          </table:table-cell>
          <table:table-cell office:value-type="float" office:value="39.558">
            <text:p>39.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6.6515">
            <text:p>6.65</text:p>
          </table:table-cell>
          <table:table-cell office:value-type="float" office:value="39.239">
            <text:p>39.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.6515">
            <text:p>6.65</text:p>
          </table:table-cell>
          <table:table-cell office:value-type="float" office:value="39.169">
            <text:p>39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6.6515">
            <text:p>6.65</text:p>
          </table:table-cell>
          <table:table-cell office:value-type="float" office:value="38.96149">
            <text:p>38.96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äulenszenario, Lernrate, 8 Agenten</text:p>
          </table:table-cell>
          <table:table-cell table:number-columns-repeated="1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966">
            <text:p>38.9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422">
            <text:p>38.42</text:p>
          </table:table-cell>
          <table:table-cell table:number-columns-repeated="2"/>
          <table:table-cell>
            <draw:frame table:end-cell-address="Sheet1.K57" table:end-x="0.6264in" table:end-y="0.1425in" draw:z-index="2" draw:style-name="gr1" svg:width="4in" svg:height="2.7598in" svg:x="0.1827in" svg:y="0.05in">
              <draw:object draw:notify-on-update-of-ranges="Sheet1.B41:Sheet1.B58 Sheet1.A40:Sheet1.A40 Sheet1.D41:Sheet1.D48 Sheet1.A50:Sheet1.A50 Sheet1.D51:Sheet1.D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94">
            <text:p>38.9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8.48">
            <text:p>38.4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38">
            <text:p>38.3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7.562">
            <text:p>37.56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056">
            <text:p>37.06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6.538">
            <text:p>36.54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9.1323">
            <text:p>39.1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9.594">
            <text:p>39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6075">
            <text:p>38.61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9.1735">
            <text:p>39.1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175">
            <text:p>38.1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247">
            <text:p>38.25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3">
            <text:p>38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7.3445">
            <text:p>37.34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äulenszenario, Prediction Init, 8 Agenten</text:p>
          </table:table-cell>
          <table:table-cell table:number-columns-repeated="1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2.77">
            <text:p>32.77</text:p>
          </table:table-cell>
          <table:table-cell>
            <draw:frame table:end-cell-address="Sheet1.J78" table:end-x="0.1866in" table:end-y="0.1461in" draw:z-index="3" draw:style-name="gr1" svg:width="3.9953in" svg:height="2.761in" svg:x="0.6366in" svg:y="0.0524in">
              <draw:object draw:notify-on-update-of-ranges="Sheet1.B63:Sheet1.D79 Sheet1.A62:Sheet1.A62 Sheet1.D63:Sheet1.D69 Sheet1.A72:Sheet1.A72 Sheet1.D73:Sheet1.D7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3.788">
            <text:p>33.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5.698">
            <text:p>35.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6.128">
            <text:p>36.1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442">
            <text:p>37.4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82">
            <text:p>38.4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7.522">
            <text:p>37.52</text:p>
          </table:table-cell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4.497">
            <text:p>34.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6.471">
            <text:p>36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322">
            <text:p>38.3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751">
            <text:p>38.75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7315">
            <text:p>38.7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9.1735">
            <text:p>39.1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8.433">
            <text:p>38.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J97" table:end-x="0.7358in" table:end-y="0.0063in" draw:z-index="4" draw:style-name="gr1" svg:width="4in" svg:height="2.7598in" svg:x="0.2921in" svg:y="0.0913in">
              <draw:object draw:notify-on-update-of-ranges="Sheet1.B83:Sheet1.B93 Sheet1.B82:Sheet1.B82 Sheet1.D83:Sheet1.D85 Sheet1.B86:Sheet1.B86 Sheet1.D87:Sheet1.D89 Sheet1.B90:Sheet1.B90 Sheet1.D91:Sheet1.D9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>
            <text:p>Total Random</text:p>
          </table:table-cell>
          <table:table-cell office:value-type="string">
            <text:p>Zufälliger Algorithmus</text:p>
          </table:table-cell>
          <table:table-cell office:value-type="string">
            <text:p>Effektive Abdeckung ZA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73">
            <text:p>68.73</text:p>
          </table:table-cell>
          <table:table-cell office:value-type="float" office:value="32.094">
            <text:p>32.0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4.38">
            <text:p>64.38</text:p>
          </table:table-cell>
          <table:table-cell office:value-type="float" office:value="43.9">
            <text:p>43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55">
            <text:p>59.55</text:p>
          </table:table-cell>
          <table:table-cell office:value-type="float" office:value="54.37">
            <text:p>54.37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Einfache Heuristik</text:p>
          </table:table-cell>
          <table:table-cell office:value-type="string">
            <text:p>Effektive Abdeckung EH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47">
            <text:p>68.47</text:p>
          </table:table-cell>
          <table:table-cell office:value-type="float" office:value="33.01">
            <text:p>33.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3.94">
            <text:p>63.94</text:p>
          </table:table-cell>
          <table:table-cell office:value-type="float" office:value="44.48">
            <text:p>44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14">
            <text:p>59.14</text:p>
          </table:table-cell>
          <table:table-cell office:value-type="float" office:value="55.31">
            <text:p>55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Intelligente Heuristik</text:p>
          </table:table-cell>
          <table:table-cell office:value-type="string">
            <text:p>Effektive Abdeckung IH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5.83">
            <text:p>75.83</text:p>
          </table:table-cell>
          <table:table-cell office:value-type="float" office:value="35.84">
            <text:p>35.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2.21">
            <text:p>72.21</text:p>
          </table:table-cell>
          <table:table-cell office:value-type="float" office:value="50.56">
            <text:p>50.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6.47">
            <text:p>66.47</text:p>
          </table:table-cell>
          <table:table-cell office:value-type="float" office:value="62.39">
            <text:p>62.39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J114" table:end-x="0.7031in" table:end-y="0.0587in" draw:z-index="5" draw:style-name="gr1" svg:width="4in" svg:height="2.7598in" svg:x="0.2594in" svg:y="0.1437in">
              <draw:object draw:notify-on-update-of-ranges="Sheet1.B83:Sheet1.B93 Sheet1.B82:Sheet1.B82 Sheet1.C83:Sheet1.C85 Sheet1.B86:Sheet1.B86 Sheet1.C87:Sheet1.C89 Sheet1.B90:Sheet1.B90 Sheet1.C91:Sheet1.C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office:value-type="string">
            <text:p>Leeres Szenario, Epsilon0, 16 Agenten</text:p>
          </table:table-cell>
          <table:table-cell table:number-columns-repeated="4"/>
          <table:table-cell>
            <draw:frame table:end-cell-address="Sheet1.I132" table:end-x="0.5378in" table:end-y="0.1362in" draw:z-index="6" draw:style-name="gr1" svg:width="3.15in" svg:height="2.7508in" svg:x="0.0551in" svg:y="0.0524in">
              <draw:object draw:notify-on-update-of-ranges="Sheet1.B119:Sheet1.B129 Sheet1.A118:Sheet1.A118 Sheet1.D119:Sheet1.D1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58.5">
            <text:p>58.5</text:p>
          </table:table-cell>
          <table:table-cell office:value-type="float" office:value="63.98">
            <text:p>63.9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 office:value-type="float" office:value="58.41">
            <text:p>58.41</text:p>
          </table:table-cell>
          <table:table-cell office:value-type="float" office:value="63.71">
            <text:p>63.7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58.51">
            <text:p>58.51</text:p>
          </table:table-cell>
          <table:table-cell office:value-type="float" office:value="63.17">
            <text:p>63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58.41">
            <text:p>58.41</text:p>
          </table:table-cell>
          <table:table-cell office:value-type="float" office:value="63.35">
            <text:p>63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58.41">
            <text:p>58.41</text:p>
          </table:table-cell>
          <table:table-cell office:value-type="float" office:value="63.92">
            <text:p>63.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58.23">
            <text:p>58.23</text:p>
          </table:table-cell>
          <table:table-cell office:value-type="float" office:value="64.15">
            <text:p>64.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58.29">
            <text:p>58.29</text:p>
          </table:table-cell>
          <table:table-cell office:value-type="float" office:value="63.36">
            <text:p>63.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58.42">
            <text:p>58.42</text:p>
          </table:table-cell>
          <table:table-cell office:value-type="float" office:value="63.72">
            <text:p>63.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58.35">
            <text:p>58.35</text:p>
          </table:table-cell>
          <table:table-cell office:value-type="float" office:value="63.12">
            <text:p>63.1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 office:value-type="float" office:value="58.52">
            <text:p>58.52</text:p>
          </table:table-cell>
          <table:table-cell office:value-type="float" office:value="63.43">
            <text:p>63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 office:value-type="float" office:value="58.31">
            <text:p>58.31</text:p>
          </table:table-cell>
          <table:table-cell office:value-type="float" office:value="63.84">
            <text:p>63.84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7.48">
            <text:p>37.48</text:p>
          </table:table-cell>
          <table:table-cell>
            <draw:frame table:end-cell-address="Sheet1.J150" table:end-x="0.3012in" table:end-y="0.1772in" draw:z-index="7" draw:style-name="gr1" svg:width="4in" svg:height="2.75in" svg:x="0.7465in" svg:y="0.0945in">
              <draw:object draw:notify-on-update-of-ranges="Sheet1.B135:Sheet1.B153 Sheet1.A134:Sheet1.A134 Sheet1.D135:Sheet1.D143 Sheet1.A144:Sheet1.A144 Sheet1.D145:Sheet1.D15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7.35">
            <text:p>37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11">
            <text:p>38.11</text:p>
          </table:table-cell>
          <table:table-cell table:number-columns-repeated="6"/>
          <table:table-cell>
            <draw:frame table:end-cell-address="Sheet1.P153" table:end-x="0.3197in" table:end-y="0.0063in" draw:z-index="9" draw:style-name="gr1" svg:width="4in" svg:height="2.7598in" svg:x="0.7646in" svg:y="0.0913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7.52">
            <text:p>37.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7.466">
            <text:p>37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7.48">
            <text:p>37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6.89">
            <text:p>36.89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02">
            <text:p>38.0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7.43">
            <text:p>37.43</text:p>
          </table:table-cell>
          <table:table-cell table:number-columns-repeated="14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8">
            <text:p>38.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53">
            <text:p>38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55">
            <text:p>38.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8.65">
            <text:p>38.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19">
            <text:p>38.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8.01">
            <text:p>38.01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>
            <draw:frame table:end-cell-address="Sheet1.O170" table:end-x="0.0449in" table:end-y="0.1531in" draw:z-index="10" draw:style-name="gr1" svg:width="4in" svg:height="2.7598in" svg:x="0.4898in" svg:y="0.0602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Random, one direction change, Speed compare, Pillar, 8 Agents</text:p>
          </table:table-cell>
          <table:table-cell office:value-type="string">
            <text:p>Speed</text:p>
          </table:table-cell>
          <table:table-cell office:value-type="string">
            <text:p>Randomized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 office:value-type="string">
            <text:p>XCS (500)</text:p>
          </table:table-cell>
          <table:table-cell office:value-type="string">
            <text:p>SXCS (500)</text:p>
          </table:table-cell>
          <table:table-cell office:value-type="string">
            <text:p>SXCS (2000)</text:p>
          </table:table-cell>
          <table:table-cell office:value-type="string">
            <text:p>DSXCS 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0.0-0.9 nur 1 experimen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48.21">
            <text:p>48.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number-columns-repeated="5"/>
          <table:table-cell office:value-type="float" office:value="43.39">
            <text:p>43.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number-columns-repeated="5"/>
          <table:table-cell office:value-type="float" office:value="41.12">
            <text:p>41.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number-columns-repeated="5"/>
          <table:table-cell office:value-type="float" office:value="38.42">
            <text:p>38.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number-columns-repeated="5"/>
          <table:table-cell office:value-type="float" office:value="39.86">
            <text:p>39.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number-columns-repeated="5"/>
          <table:table-cell office:value-type="float" office:value="38.31">
            <text:p>38.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number-columns-repeated="5"/>
          <table:table-cell office:value-type="float" office:value="40.77">
            <text:p>40.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number-columns-repeated="5"/>
          <table:table-cell office:value-type="float" office:value="39.82">
            <text:p>39.82</text:p>
          </table:table-cell>
          <table:table-cell table:number-columns-repeated="10"/>
        </table:table-row>
        <table:table-row table:style-name="ro1">
          <table:table-cell office:value-type="string">
            <text:p>Randomized</text:p>
          </table:table-cell>
          <table:table-cell office:value-type="float" office:value="1">
            <text:p>1</text:p>
          </table:table-cell>
          <table:table-cell office:value-type="float" office:value="32.93">
            <text:p>32.93</text:p>
          </table:table-cell>
          <table:table-cell office:value-type="float" office:value="91.07">
            <text:p>91.07</text:p>
          </table:table-cell>
          <table:table-cell office:value-type="float" office:value="92.1">
            <text:p>92.1</text:p>
          </table:table-cell>
          <table:table-cell office:value-type="float" office:value="32.414">
            <text:p>32.41</text:p>
          </table:table-cell>
          <table:table-cell office:value-type="float" office:value="39.64">
            <text:p>39.64</text:p>
          </table:table-cell>
          <table:table-cell office:value-type="float" office:value="40.15">
            <text:p>40.15</text:p>
          </table:table-cell>
          <table:table-cell office:value-type="float" office:value="39.93">
            <text:p>39.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33.78">
            <text:p>33.78</text:p>
          </table:table-cell>
          <table:table-cell office:value-type="float" office:value="87.78">
            <text:p>87.78</text:p>
          </table:table-cell>
          <table:table-cell office:value-type="float" office:value="89.4">
            <text:p>89.4</text:p>
          </table:table-cell>
          <table:table-cell office:value-type="float" office:value="32.69">
            <text:p>32.69</text:p>
          </table:table-cell>
          <table:table-cell office:value-type="float" office:value="38.68">
            <text:p>38.68</text:p>
          </table:table-cell>
          <table:table-cell office:value-type="float" office:value="39.3">
            <text:p>39.3</text:p>
          </table:table-cell>
          <table:table-cell office:value-type="float" office:value="39.64">
            <text:p>39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33.14">
            <text:p>33.14</text:p>
          </table:table-cell>
          <table:table-cell office:value-type="float" office:value="84.85">
            <text:p>84.85</text:p>
          </table:table-cell>
          <table:table-cell office:value-type="float" office:value="86.64">
            <text:p>86.64</text:p>
          </table:table-cell>
          <table:table-cell office:value-type="float" office:value="32.54">
            <text:p>32.54</text:p>
          </table:table-cell>
          <table:table-cell office:value-type="float" office:value="38.23">
            <text:p>38.23</text:p>
          </table:table-cell>
          <table:table-cell office:value-type="float" office:value="39.15">
            <text:p>39.15</text:p>
          </table:table-cell>
          <table:table-cell office:value-type="float" office:value="39.35">
            <text:p>39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32.09">
            <text:p>32.09</text:p>
          </table:table-cell>
          <table:table-cell office:value-type="float" office:value="81.53">
            <text:p>81.53</text:p>
          </table:table-cell>
          <table:table-cell office:value-type="float" office:value="83.58">
            <text:p>83.58</text:p>
          </table:table-cell>
          <table:table-cell office:value-type="float" office:value="31.69">
            <text:p>31.69</text:p>
          </table:table-cell>
          <table:table-cell office:value-type="float" office:value="38.09">
            <text:p>38.09</text:p>
          </table:table-cell>
          <table:table-cell office:value-type="float" office:value="39.62">
            <text:p>39.62</text:p>
          </table:table-cell>
          <table:table-cell office:value-type="float" office:value="39.14">
            <text:p>39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32.23">
            <text:p>32.23</text:p>
          </table:table-cell>
          <table:table-cell office:value-type="float" office:value="78.84">
            <text:p>78.84</text:p>
          </table:table-cell>
          <table:table-cell office:value-type="float" office:value="80.99">
            <text:p>80.99</text:p>
          </table:table-cell>
          <table:table-cell office:value-type="float" office:value="32.16">
            <text:p>32.16</text:p>
          </table:table-cell>
          <table:table-cell office:value-type="float" office:value="37.68">
            <text:p>37.68</text:p>
          </table:table-cell>
          <table:table-cell office:value-type="float" office:value="38.82">
            <text:p>38.82</text:p>
          </table:table-cell>
          <table:table-cell office:value-type="float" office:value="39.05">
            <text:p>39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2.98">
            <text:p>32.98</text:p>
          </table:table-cell>
          <table:table-cell office:value-type="float" office:value="76.08">
            <text:p>76.08</text:p>
          </table:table-cell>
          <table:table-cell office:value-type="float" office:value="78.27">
            <text:p>78.27</text:p>
          </table:table-cell>
          <table:table-cell office:value-type="float" office:value="31.79">
            <text:p>31.79</text:p>
          </table:table-cell>
          <table:table-cell office:value-type="float" office:value="38.09">
            <text:p>38.09</text:p>
          </table:table-cell>
          <table:table-cell office:value-type="float" office:value="38.89">
            <text:p>38.89</text:p>
          </table:table-cell>
          <table:table-cell office:value-type="float" office:value="38.97">
            <text:p>38.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32.81">
            <text:p>32.81</text:p>
          </table:table-cell>
          <table:table-cell office:value-type="float" office:value="73.91">
            <text:p>73.91</text:p>
          </table:table-cell>
          <table:table-cell office:value-type="float" office:value="76.77">
            <text:p>76.77</text:p>
          </table:table-cell>
          <table:table-cell office:value-type="float" office:value="33.19">
            <text:p>33.19</text:p>
          </table:table-cell>
          <table:table-cell office:value-type="float" office:value="37.76">
            <text:p>37.76</text:p>
          </table:table-cell>
          <table:table-cell office:value-type="float" office:value="38.18">
            <text:p>38.18</text:p>
          </table:table-cell>
          <table:table-cell office:value-type="float" office:value="39.01">
            <text:p>39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32.87">
            <text:p>32.87</text:p>
          </table:table-cell>
          <table:table-cell office:value-type="float" office:value="71.34">
            <text:p>71.34</text:p>
          </table:table-cell>
          <table:table-cell office:value-type="float" office:value="74.49">
            <text:p>74.49</text:p>
          </table:table-cell>
          <table:table-cell office:value-type="float" office:value="32.28">
            <text:p>32.28</text:p>
          </table:table-cell>
          <table:table-cell office:value-type="float" office:value="38.17">
            <text:p>38.17</text:p>
          </table:table-cell>
          <table:table-cell office:value-type="float" office:value="38.2">
            <text:p>38.2</text:p>
          </table:table-cell>
          <table:table-cell office:value-type="float" office:value="38.54">
            <text:p>38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33.26">
            <text:p>33.26</text:p>
          </table:table-cell>
          <table:table-cell office:value-type="float" office:value="69.49">
            <text:p>69.49</text:p>
          </table:table-cell>
          <table:table-cell office:value-type="float" office:value="72.63">
            <text:p>72.63</text:p>
          </table:table-cell>
          <table:table-cell office:value-type="float" office:value="32.62">
            <text:p>32.62</text:p>
          </table:table-cell>
          <table:table-cell office:value-type="float" office:value="38.12">
            <text:p>38.12</text:p>
          </table:table-cell>
          <table:table-cell office:value-type="float" office:value="38.32">
            <text:p>38.32</text:p>
          </table:table-cell>
          <table:table-cell office:value-type="float" office:value="38.25">
            <text:p>38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32.72">
            <text:p>32.72</text:p>
          </table:table-cell>
          <table:table-cell office:value-type="float" office:value="67.58">
            <text:p>67.58</text:p>
          </table:table-cell>
          <table:table-cell office:value-type="float" office:value="70.92">
            <text:p>70.92</text:p>
          </table:table-cell>
          <table:table-cell office:value-type="float" office:value="33.4">
            <text:p>33.4</text:p>
          </table:table-cell>
          <table:table-cell office:value-type="float" office:value="36.14">
            <text:p>36.14</text:p>
          </table:table-cell>
          <table:table-cell office:value-type="float" office:value="37.7">
            <text:p>37.7</text:p>
          </table:table-cell>
          <table:table-cell office:value-type="float" office:value="38.29">
            <text:p>38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3.08">
            <text:p>33.08</text:p>
          </table:table-cell>
          <table:table-cell office:value-type="float" office:value="64.77">
            <text:p>64.77</text:p>
          </table:table-cell>
          <table:table-cell office:value-type="float" office:value="68.55">
            <text:p>68.55</text:p>
          </table:table-cell>
          <table:table-cell office:value-type="float" office:value="31.94">
            <text:p>31.94</text:p>
          </table:table-cell>
          <table:table-cell office:value-type="float" office:value="35.96">
            <text:p>35.96</text:p>
          </table:table-cell>
          <table:table-cell office:value-type="float" office:value="37.71">
            <text:p>37.71</text:p>
          </table:table-cell>
          <table:table-cell office:value-type="float" office:value="37.65">
            <text:p>37.6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quadratisch</text:p>
          </table:table-cell>
          <table:table-cell office:value-type="string">
            <text:p>linear</text:p>
          </table:table-cell>
          <table:table-cell table:number-columns-repeated="15"/>
        </table:table-row>
        <table:table-row table:style-name="ro1">
          <table:table-cell office:value-type="string">
            <text:p>Vergleich reward</text:p>
          </table:table-cell>
          <table:table-cell office:value-type="float" office:value="37.71">
            <text:p>37.71</text:p>
          </table:table-cell>
          <table:table-cell office:value-type="float" office:value="37.32">
            <text:p>37.32</text:p>
          </table:table-cell>
          <table:table-cell office:value-type="string">
            <text:p>2000, pillar, direction change 2</text:p>
          </table:table-cell>
          <table:table-cell table:number-columns-repeated="14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>
            <text:p>direction change, pillar, sxcs, prediction discount</text:p>
          </table:table-cell>
          <table:table-cell office:value-type="string">
            <text:p>prediction discount</text:p>
          </table:table-cell>
          <table:table-cell office:value-type="string">
            <text:p>SXCS (2000 Schritte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7.74">
            <text:p>37.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7.86">
            <text:p>37.8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7.22">
            <text:p>37.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37.74">
            <text:p>37.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7.28">
            <text:p>37.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7.75">
            <text:p>37.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7.67">
            <text:p>37.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1">
            <text:p>0.71</text:p>
          </table:table-cell>
          <table:table-cell office:value-type="float" office:value="37.71">
            <text:p>37.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7.49">
            <text:p>37.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7.36">
            <text:p>37.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7.65">
            <text:p>37.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7.44">
            <text:p>37.44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decimal-replacement=""/>
    </number:number-style>
    <number:number-style style:name="N120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4">03/04/2009</text:date>, <text:time>00:0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Lode</meta:initial-creator>
    <meta:creation-date>2009-02-20T10:32:06.68</meta:creation-date>
    <dc:date>2009-03-04T00:05:53.07</dc:date>
    <dc:creator>Clemens Lode</dc:creator>
    <meta:editing-duration>PT47H03M38S</meta:editing-duration>
    <meta:editing-cycles>8</meta:editing-cycles>
    <meta:generator>OpenOffice.org/3.0$Win32 OpenOffice.org_project/300m9$Build-9358</meta:generator>
    <meta:document-statistic meta:table-count="3" meta:cell-count="505" meta:object-count="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41:Sheet1.B58 Sheet1.A40:Sheet1.A40 Sheet1.D41:Sheet1.D48 Sheet1.A50:Sheet1.A50 Sheet1.D51:Sheet1.D58" chart:data-source-has-labels="both" svg:x="0.205cm" svg:y="0.14cm" svg:width="7.208cm" svg:height="6.652cm">
          <chart:axis chart:dimension="x" chart:name="primary-x" chart:style-name="ch4">
            <chart:title svg:x="3.499cm" svg:y="6.34cm" chart:style-name="ch5">
              <text:p>Lernrate</text:p>
            </chart:title>
            <chart:categories table:cell-range-address="Sheet1.B41:Sheet1.B58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41:Sheet1.D48" chart:label-cell-address="Sheet1.A40:Sheet1.A40" chart:class="chart:line">
            <chart:data-point chart:repeated="8"/>
          </chart:series>
          <chart:series chart:style-name="ch9" chart:values-cell-range-address="Sheet1.D51:Sheet1.D58" chart:label-cell-address="Sheet1.A50:Sheet1.A5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40:Sheet1.A40">500 Schritte</text:p>
              </table:table-cell>
              <table:table-cell office:value-type="string">
                <text:p text:id="Sheet1.A50:Sheet1.A5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41:Sheet1.B58">0.001</text:p>
              </table:table-cell>
              <table:table-cell office:value-type="float" office:value="38.966">
                <text:p text:id="Sheet1.D41:Sheet1.D48">38.966</text:p>
              </table:table-cell>
              <table:table-cell office:value-type="float" office:value="39.1323">
                <text:p text:id="Sheet1.D51:Sheet1.D58">39.1323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8.422">
                <text:p>38.422</text:p>
              </table:table-cell>
              <table:table-cell office:value-type="float" office:value="39.594">
                <text:p>39.594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94">
                <text:p>38.94</text:p>
              </table:table-cell>
              <table:table-cell office:value-type="float" office:value="38.6075">
                <text:p>38.607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8.48">
                <text:p>38.48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8.38">
                <text:p>38.38</text:p>
              </table:table-cell>
              <table:table-cell office:value-type="float" office:value="38.175">
                <text:p>38.17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7.562">
                <text:p>37.562</text:p>
              </table:table-cell>
              <table:table-cell office:value-type="float" office:value="38.247">
                <text:p>38.24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056">
                <text:p>37.056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.538">
                <text:p>36.538</text:p>
              </table:table-cell>
              <table:table-cell office:value-type="float" office:value="37.3445">
                <text:p>37.3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ernrat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36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6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36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6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5cm" svg:y="2.984cm" chart:style-name="ch2"/>
        <chart:plot-area chart:style-name="ch3" table:cell-range-address="Sheet1.A1:Sheet1.A1 Sheet1.B2:Sheet1.E9 Sheet1.A10:Sheet1.A10 Sheet1.E11:Sheet1.E18" chart:data-source-has-labels="both" svg:x="0.205cm" svg:y="0.14cm" svg:width="7.208cm" svg:height="6.652cm">
          <chart:axis chart:dimension="x" chart:name="primary-x" chart:style-name="ch4">
            <chart:title svg:x="2.891cm" svg:y="6.334cm" chart:style-name="ch5">
              <text:p>"max population"</text:p>
            </chart:title>
            <chart:categories table:cell-range-address="Sheet1.B2:Sheet1.E9"/>
          </chart:axis>
          <chart:axis chart:dimension="y" chart:name="primary-y" chart:style-name="ch4">
            <chart:title svg:x="0.204cm" svg:y="5.534cm" chart:style-name="ch6">
              <text:p>Verhältnis Zeit / "max population"</text:p>
            </chart:title>
            <chart:grid chart:style-name="ch7" chart:class="major"/>
          </chart:axis>
          <chart:series chart:style-name="ch8" chart:values-cell-range-address="Sheet1.E2:Sheet1.E9" chart:label-cell-address="Sheet1.A1:Sheet1.A1" chart:class="chart:line">
            <chart:data-point chart:repeated="8"/>
          </chart:series>
          <chart:series chart:style-name="ch9" chart:values-cell-range-address="Sheet1.E11:Sheet1.E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E9">8</text:p>
              </table:table-cell>
              <table:table-cell office:value-type="float" office:value="0.253975">
                <text:p text:id="Sheet1.E2:Sheet1.E9">0.253975</text:p>
              </table:table-cell>
              <table:table-cell office:value-type="float" office:value="0.9329">
                <text:p text:id="Sheet1.E11:Sheet1.E18">0.9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69875">
                <text:p>0.1769875</text:p>
              </table:table-cell>
              <table:table-cell office:value-type="float" office:value="0.5082375">
                <text:p>0.5082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099375">
                <text:p>0.15099375</text:p>
              </table:table-cell>
              <table:table-cell office:value-type="float" office:value="0.344453125">
                <text:p>0.34445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5809375">
                <text:p>0.145809375</text:p>
              </table:table-cell>
              <table:table-cell office:value-type="float" office:value="0.3094375">
                <text:p>0.309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19671875">
                <text:p>0.1119671875</text:p>
              </table:table-cell>
              <table:table-cell office:value-type="float" office:value="0.29632265625">
                <text:p>0.29632265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1848359375">
                <text:p>0.11848359375</text:p>
              </table:table-cell>
              <table:table-cell office:value-type="float" office:value="0.29300703125">
                <text:p>0.29300703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3929296875">
                <text:p>0.113929296875</text:p>
              </table:table-cell>
              <table:table-cell office:value-type="float" office:value="0.292233203125">
                <text:p>0.2922332031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1155583984375">
                <text:p>0.1155583984375</text:p>
              </table:table-cell>
              <table:table-cell office:value-type="float" office:value="0.302898046875">
                <text:p>0.302898046875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.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bar" chart:style-name="ch1">
        <chart:legend chart:legend-position="end" svg:x="7.614cm" svg:y="2.972cm" chart:style-name="ch2"/>
        <chart:plot-area chart:style-name="ch3" table:cell-range-address="Sheet1.B2:Sheet1.B18 Sheet1.A1:Sheet1.A1 Sheet1.C2:Sheet1.C9 Sheet1.A10:Sheet1.A10 Sheet1.C11:Sheet1.C18" chart:data-source-has-labels="both" svg:x="0.205cm" svg:y="0.139cm" svg:width="7.208cm" svg:height="6.631cm">
          <chart:axis chart:dimension="x" chart:name="primary-x" chart:style-name="ch4">
            <chart:title svg:x="2.897cm" svg:y="6.317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6">
            <chart:title svg:x="0.209cm" svg:y="4.366cm" chart:style-name="ch7">
              <text:p>Zeit in Sekunden</text:p>
            </chart:title>
            <chart:grid chart:style-name="ch8" chart:class="major"/>
          </chart:axis>
          <chart:series chart:style-name="ch9" chart:values-cell-range-address="Sheet1.C2:Sheet1.C9" chart:label-cell-address="Sheet1.A1:Sheet1.A1" chart:class="chart:bar">
            <chart:data-point chart:repeated="8"/>
          </chart:series>
          <chart:series chart:style-name="ch10" chart:values-cell-range-address="Sheet1.C11:Sheet1.C18" chart:label-cell-address="Sheet1.A10:Sheet1.A10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.7">
                <text:p text:id="Sheet1.C2:Sheet1.C9">3.7</text:p>
              </table:table-cell>
              <table:table-cell office:value-type="float" office:value="13.9587">
                <text:p text:id="Sheet1.C11:Sheet1.C18">13.9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14.6273">
                <text:p>14.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7.518">
                <text:p>17.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6.2995">
                <text:p>26.2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44.4248">
                <text:p>44.4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81.5053">
                <text:p>81.5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  <table:table-cell office:value-type="float" office:value="156.1189">
                <text:p>156.1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316.6631">
                <text:p>316.6631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2:Sheet1.B18 Sheet1.A1:Sheet1.A1 Sheet1.D2:Sheet1.D9 Sheet1.A10:Sheet1.A10 Sheet1.D11:Sheet1.D18" chart:data-source-has-labels="both" svg:x="0.205cm" svg:y="0.139cm" svg:width="7.208cm" svg:height="6.631cm">
          <chart:axis chart:dimension="x" chart:name="primary-x" chart:style-name="ch4">
            <chart:title svg:x="2.897cm" svg:y="6.317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2:Sheet1.D9" chart:label-cell-address="Sheet1.A1:Sheet1.A1" chart:class="chart:line">
            <chart:data-point chart:repeated="8"/>
          </chart:series>
          <chart:series chart:style-name="ch9" chart:values-cell-range-address="Sheet1.D11:Sheet1.D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8.926">
                <text:p text:id="Sheet1.D2:Sheet1.D9">38.926</text:p>
              </table:table-cell>
              <table:table-cell office:value-type="float" office:value="39.033">
                <text:p text:id="Sheet1.D11:Sheet1.D18">39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78">
                <text:p>38.578</text:p>
              </table:table-cell>
              <table:table-cell office:value-type="float" office:value="37.478">
                <text:p>37.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472">
                <text:p>39.472</text:p>
              </table:table-cell>
              <table:table-cell office:value-type="float" office:value="38.905">
                <text:p>38.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324">
                <text:p>39.324</text:p>
              </table:table-cell>
              <table:table-cell office:value-type="float" office:value="39.828">
                <text:p>39.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204">
                <text:p>39.204</text:p>
              </table:table-cell>
              <table:table-cell office:value-type="float" office:value="39.558">
                <text:p>39.5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.164">
                <text:p>39.164</text:p>
              </table:table-cell>
              <table:table-cell office:value-type="float" office:value="39.239">
                <text:p>39.2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.062">
                <text:p>40.062</text:p>
              </table:table-cell>
              <table:table-cell office:value-type="float" office:value="39.169">
                <text:p>39.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.077">
                <text:p>39.077</text:p>
              </table:table-cell>
              <table:table-cell office:value-type="float" office:value="38.96149">
                <text:p>38.96149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49cm" svg:height="7.014cm" chart:class="chart:line" chart:style-name="ch1">
        <chart:legend chart:legend-position="end" svg:x="7.604cm" svg:y="2.986cm" chart:style-name="ch2"/>
        <chart:plot-area chart:style-name="ch3" table:cell-range-address="Sheet1.B63:Sheet1.D79 Sheet1.A62:Sheet1.A62 Sheet1.A72:Sheet1.A72" chart:data-source-has-labels="both" svg:x="0.203cm" svg:y="0.14cm" svg:width="7.2cm" svg:height="6.655cm">
          <chart:axis chart:dimension="x" chart:name="primary-x" chart:style-name="ch4">
            <chart:title svg:x="3.029cm" svg:y="6.343cm" chart:style-name="ch5">
              <text:p>"prediction init"</text:p>
            </chart:title>
            <chart:categories table:cell-range-address="Sheet1.B63:Sheet1.D79"/>
          </chart:axis>
          <chart:axis chart:dimension="y" chart:name="primary-y" chart:style-name="ch4">
            <chart:title svg:x="0.209cm" svg:y="3.724cm" chart:style-name="ch6">
              <text:p>Qualität</text:p>
            </chart:title>
            <chart:grid chart:style-name="ch7" chart:class="major"/>
          </chart:axis>
          <chart:series chart:style-name="ch8" chart:values-cell-range-address="Sheet1.D63:Sheet1.D69" chart:label-cell-address="Sheet1.A62:Sheet1.A62" chart:class="chart:line">
            <chart:data-point chart:repeated="7"/>
          </chart:series>
          <chart:series chart:style-name="ch9" chart:values-cell-range-address="Sheet1.D73:Sheet1.D79" chart:label-cell-address="Sheet1.A72:Sheet1.A7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62:Sheet1.A62">500 Schritte</text:p>
              </table:table-cell>
              <table:table-cell office:value-type="string">
                <text:p text:id="Sheet1.A72:Sheet1.A72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63:Sheet1.D79">0.01</text:p>
              </table:table-cell>
              <table:table-cell office:value-type="float" office:value="32.77">
                <text:p text:id="Sheet1.D63:Sheet1.D69">32.77</text:p>
              </table:table-cell>
              <table:table-cell office:value-type="float" office:value="34.497">
                <text:p text:id="Sheet1.D73:Sheet1.D79">34.497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3.788">
                <text:p>33.788</text:p>
              </table:table-cell>
              <table:table-cell office:value-type="float" office:value="36.471">
                <text:p>36.47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698">
                <text:p>35.698</text:p>
              </table:table-cell>
              <table:table-cell office:value-type="float" office:value="38.322">
                <text:p>38.32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128">
                <text:p>36.128</text:p>
              </table:table-cell>
              <table:table-cell office:value-type="float" office:value="38.751">
                <text:p>38.75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442">
                <text:p>37.442</text:p>
              </table:table-cell>
              <table:table-cell office:value-type="float" office:value="38.7315">
                <text:p>38.731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8.482">
                <text:p>38.482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7.522">
                <text:p>37.522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ediction ini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.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.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Qualitä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2.215cm" chart:style-name="ch2"/>
        <chart:plot-area chart:style-name="ch3" table:cell-range-address="Sheet1.B82:Sheet1.B93 Sheet1.D83:Sheet1.D85 Sheet1.D87:Sheet1.D89 Sheet1.D91:Sheet1.D93" chart:data-source-has-labels="both" svg:x="0.205cm" svg:y="0.14cm" svg:width="6.996cm" svg:height="6.652cm">
          <chart:axis chart:dimension="x" chart:name="primary-x" chart:style-name="ch4">
            <chart:title svg:x="3.406cm" svg:y="6.339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83:Sheet1.D85" chart:label-cell-address="Sheet1.B82:Sheet1.B82" chart:class="chart:line">
            <chart:data-point chart:repeated="3"/>
          </chart:series>
          <chart:series chart:style-name="ch9" chart:values-cell-range-address="Sheet1.D87:Sheet1.D89" chart:label-cell-address="Sheet1.B86:Sheet1.B86" chart:class="chart:line">
            <chart:data-point chart:repeated="3"/>
          </chart:series>
          <chart:series chart:style-name="ch10" chart:values-cell-range-address="Sheet1.D91:Sheet1.D93" chart:label-cell-address="Sheet1.B90:Sheet1.B9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32.094">
                <text:p text:id="Sheet1.D83:Sheet1.D85">32.094</text:p>
              </table:table-cell>
              <table:table-cell office:value-type="float" office:value="33.01">
                <text:p text:id="Sheet1.D87:Sheet1.D89">33.01</text:p>
              </table:table-cell>
              <table:table-cell office:value-type="float" office:value="35.84">
                <text:p text:id="Sheet1.D91:Sheet1.D93">35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9">
                <text:p>43.9</text:p>
              </table:table-cell>
              <table:table-cell office:value-type="float" office:value="44.48">
                <text:p>44.48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37">
                <text:p>54.37</text:p>
              </table:table-cell>
              <table:table-cell office:value-type="float" office:value="55.31">
                <text:p>55.31</text:p>
              </table:table-cell>
              <table:table-cell office:value-type="float" office:value="62.39">
                <text:p>62.39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bar" chart:style-name="ch1">
        <chart:legend chart:legend-position="end" svg:x="7.403cm" svg:y="2.215cm" chart:style-name="ch2"/>
        <chart:plot-area chart:style-name="ch3" table:cell-range-address="Sheet1.B82:Sheet1.B93 Sheet1.C83:Sheet1.C85 Sheet1.C87:Sheet1.C89 Sheet1.C91:Sheet1.C93" chart:data-source-has-labels="both" svg:x="0.205cm" svg:y="0.14cm" svg:width="6.996cm" svg:height="6.652cm">
          <chart:axis chart:dimension="x" chart:name="primary-x" chart:style-name="ch4">
            <chart:title svg:x="3.406cm" svg:y="6.339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6">
            <chart:title svg:x="0.209cm" svg:y="4.96cm" chart:style-name="ch7">
              <text:p>Effektive Abdeckung in %</text:p>
            </chart:title>
            <chart:grid chart:style-name="ch8" chart:class="major"/>
          </chart:axis>
          <chart:series chart:style-name="ch9" chart:values-cell-range-address="Sheet1.C83:Sheet1.C85" chart:label-cell-address="Sheet1.B82:Sheet1.B82" chart:class="chart:bar">
            <chart:data-point chart:repeated="3"/>
          </chart:series>
          <chart:series chart:style-name="ch10" chart:values-cell-range-address="Sheet1.C87:Sheet1.C89" chart:label-cell-address="Sheet1.B86:Sheet1.B86" chart:class="chart:bar">
            <chart:data-point chart:repeated="3"/>
          </chart:series>
          <chart:series chart:style-name="ch11" chart:values-cell-range-address="Sheet1.C91:Sheet1.C93" chart:label-cell-address="Sheet1.B90:Sheet1.B9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68.73">
                <text:p text:id="Sheet1.C83:Sheet1.C85">68.73</text:p>
              </table:table-cell>
              <table:table-cell office:value-type="float" office:value="68.47">
                <text:p text:id="Sheet1.C87:Sheet1.C89">68.47</text:p>
              </table:table-cell>
              <table:table-cell office:value-type="float" office:value="75.83">
                <text:p text:id="Sheet1.C91:Sheet1.C93">75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38">
                <text:p>64.38</text:p>
              </table:table-cell>
              <table:table-cell office:value-type="float" office:value="63.94">
                <text:p>63.94</text:p>
              </table:table-cell>
              <table:table-cell office:value-type="float" office:value="72.21">
                <text:p>7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5">
                <text:p>59.55</text:p>
              </table:table-cell>
              <table:table-cell office:value-type="float" office:value="59.14">
                <text:p>59.14</text:p>
              </table:table-cell>
              <table:table-cell office:value-type="float" office:value="66.47">
                <text:p>66.47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legend chart:legend-position="end" svg:x="5.657cm" svg:y="3.186cm" chart:style-name="ch2"/>
        <chart:plot-area chart:style-name="ch3" table:cell-range-address="Sheet1.B119:Sheet1.B129 Sheet1.A118:Sheet1.A118 Sheet1.D119:Sheet1.D129" chart:data-source-has-labels="both" svg:x="0.16cm" svg:y="0.139cm" svg:width="5.338cm" svg:height="6.571cm">
          <chart:axis chart:dimension="x" chart:name="primary-x" chart:style-name="ch4">
            <chart:categories table:cell-range-address="Sheet1.B119:Sheet1.B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9:Sheet1.D129" chart:label-cell-address="Sheet1.A118:Sheet1.A11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18:Sheet1.A118">5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19:Sheet1.B129">0.001</text:p>
              </table:table-cell>
              <table:table-cell office:value-type="float" office:value="63.98">
                <text:p text:id="Sheet1.D119:Sheet1.D129">63.9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63.71">
                <text:p>63.71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63.92">
                <text:p>63.92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3.43">
                <text:p>63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3.84">
                <text:p>63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135:Sheet1.B153 Sheet1.A134:Sheet1.A134 Sheet1.D135:Sheet1.D143 Sheet1.A144:Sheet1.A144 Sheet1.D145:Sheet1.D153" chart:data-source-has-labels="both" svg:x="0.205cm" svg:y="0.139cm" svg:width="7.208cm" svg:height="6.631cm">
          <chart:axis chart:dimension="x" chart:name="primary-x" chart:style-name="ch4">
            <chart:title svg:x="3.261cm" svg:y="6.315cm" chart:style-name="ch5">
              <text:p>accuracy ɛ0</text:p>
            </chart:title>
            <chart:categories table:cell-range-address="Sheet1.B135:Sheet1.B153"/>
          </chart:axis>
          <chart:axis chart:dimension="y" chart:name="primary-y" chart:style-name="ch4">
            <chart:title svg:x="0.208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135:Sheet1.D143" chart:label-cell-address="Sheet1.A134:Sheet1.A134" chart:class="chart:line">
            <chart:data-point chart:repeated="9"/>
          </chart:series>
          <chart:series chart:style-name="ch9" chart:values-cell-range-address="Sheet1.D145:Sheet1.D153" chart:label-cell-address="Sheet1.A144:Sheet1.A14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34:Sheet1.A134">500 Schritte</text:p>
              </table:table-cell>
              <table:table-cell office:value-type="string">
                <text:p text:id="Sheet1.A144:Sheet1.A144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35:Sheet1.B153">0.001</text:p>
              </table:table-cell>
              <table:table-cell office:value-type="float" office:value="37.48">
                <text:p text:id="Sheet1.D135:Sheet1.D143">37.48</text:p>
              </table:table-cell>
              <table:table-cell office:value-type="float" office:value="38.8">
                <text:p text:id="Sheet1.D145:Sheet1.D153">38.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7.35">
                <text:p>37.35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11">
                <text:p>38.11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7.52">
                <text:p>37.5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7.466">
                <text:p>37.466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7.48">
                <text:p>37.48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89">
                <text:p>36.8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8.02">
                <text:p>38.0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7.43">
                <text:p>37.43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epsilon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6.986cm" chart:class="chart:scatter" chart:style-name="ch1">
        <chart:legend chart:legend-position="end" svg:x="10.262cm" svg:y="3.185cm" chart:style-name="ch2"/>
        <chart:plot-area chart:style-name="ch3" table:cell-range-address="Sheet1.P2:Sheet1.Q10 Sheet1.O1:Sheet1.O1" chart:data-source-has-labels="row" svg:x="0.307cm" svg:y="0.139cm" svg:width="9.702cm" svg:height="6.631cm">
          <chart:axis chart:dimension="x" chart:name="primary-x" chart:style-name="ch4">
            <chart:title svg:x="4.481cm" svg:y="6.314cm" chart:style-name="ch5">
              <text:p>Anzahl Felder</text:p>
            </chart:title>
          </chart:axis>
          <chart:axis chart:dimension="y" chart:name="primary-y" chart:style-name="ch4">
            <chart:title svg:x="0.258cm" svg:y="4.369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Q2:Sheet1.Q10" chart:label-cell-address="Sheet1.O1:Sheet1.O1" chart:class="chart:scatter">
            <chart:domain table:cell-range-address="Sheet1.P2:Sheet1.P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O1:Sheet1.O1">500 Schrit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 text:id="Sheet1.P2:Sheet1.P10">64</text:p>
              </table:table-cell>
              <table:table-cell office:value-type="float" office:value="15.2">
                <text:p text:id="Sheet1.Q2:Sheet1.Q10">15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">
                <text:p>57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4">
                <text:p>2304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39.2">
                <text:p>39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